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style:font-name="Liberation Sans"/>
    </style:style>
    <style:style style:name="P2" style:family="paragraph" style:parent-style-name="Standard" style:list-style-name="L1">
      <style:paragraph-properties fo:line-height="115%"/>
      <style:text-properties style:font-name="Liberation Sans"/>
    </style:style>
    <style:style style:name="P3" style:family="paragraph" style:parent-style-name="Standard" style:list-style-name="L1">
      <style:paragraph-properties fo:line-height="115%"/>
      <style:text-properties style:font-name="Liberation Sans" officeooo:paragraph-rsid="0015e0a3"/>
    </style:style>
    <style:style style:name="P4" style:family="paragraph" style:parent-style-name="Standard" style:list-style-name="L1">
      <style:paragraph-properties fo:line-height="115%"/>
      <style:text-properties style:font-name="Liberation Sans" officeooo:paragraph-rsid="0018db71"/>
    </style:style>
    <style:style style:name="P5" style:family="paragraph" style:parent-style-name="Standard" style:list-style-name="L1">
      <style:paragraph-properties fo:line-height="115%"/>
      <style:text-properties style:font-name="Liberation Sans" officeooo:paragraph-rsid="00198214"/>
    </style:style>
    <style:style style:name="P6" style:family="paragraph" style:parent-style-name="Standard" style:list-style-name="L1">
      <style:paragraph-properties fo:line-height="115%"/>
      <style:text-properties style:font-name="Liberation Mono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achary Thompson</text:p>
      <text:list xml:id="list1766968" text:style-name="L1">
        <text:list-item>
          <text:p text:style-name="P2">The output is “After XOR, a = 3 and b = 4”.</text:p>
        </text:list-item>
        <text:list-item>
          <text:p text:style-name="P6">int leftShift(int x, int n) {</text:p>
          <text:list>
            <text:list-header>
              <text:p text:style-name="P6">int y = x;</text:p>
              <text:p text:style-name="P6">return y &lt;&lt; n;</text:p>
            </text:list-header>
          </text:list>
          <text:p text:style-name="P6">}</text:p>
        </text:list-item>
        <text:list-item>
          <text:p text:style-name="P2">x=5, y=3 (0101, 0011)</text:p>
          <text:list>
            <text:list-item>
              <text:p text:style-name="P2">x &amp; y = 0001 <text:s/>= 1</text:p>
            </text:list-item>
            <text:list-item>
              <text:p text:style-name="P2">x | y = 0111 = 7</text:p>
            </text:list-item>
            <text:list-item>
              <text:p text:style-name="P2">x ^ y = 0110 = 6</text:p>
            </text:list-item>
            <text:list-item>
              <text:p text:style-name="P2">x &amp;&amp; y = 0001 = 1</text:p>
            </text:list-item>
            <text:list-item>
              <text:p text:style-name="P2">x &lt;&lt; y = 1000 = 8</text:p>
            </text:list-item>
            <text:list-item>
              <text:p text:style-name="P2">x &gt;&gt; y = 0000 = 0</text:p>
            </text:list-item>
          </text:list>
        </text:list-item>
        <text:list-item>
          <text:p text:style-name="P3"><text:s/>0010</text:p>
          <text:list>
            <text:list-item>
              <text:p text:style-name="P3">(5 &gt;&gt; (3 + 1 - 3)) &amp; ~(~0&lt;&lt;3)</text:p>
              <text:p text:style-name="P3">(0000 0000 0000 0101 &gt;&gt; 1) &amp; ~(1111 1111 1111 1111 &lt;&lt; 3)</text:p>
              <text:p text:style-name="P3">(0000 0000 0000 0010) &amp; ~(1111 1111 1111 1000)</text:p>
              <text:p text:style-name="P4">(0000 0000 0000 0010) &amp; (0000 0000 0000 0111)</text:p>
              <text:p text:style-name="P4">0000 0000 0000 0010 = <text:span text:style-name="T1">2</text:span></text:p>
            </text:list-item>
            <text:list-item>
              <text:p text:style-name="P3">(5 &gt;&gt; (4 + 1 - 3)) &amp; ~(~0&lt;&lt;3)</text:p>
              <text:p text:style-name="P5">(0000 0000 0000 0101 &gt;&gt; 2) &amp; ~(1111 1111 1111 1111 &lt;&lt; 3)</text:p>
              <text:p text:style-name="P5">(0000 0000 0000 0001) &amp; ~(1111 1111 1111 1000)</text:p>
              <text:p text:style-name="P5">(0000 0000 0000 0001) &amp; (0000 0000 0000 0111)</text:p>
              <text:p text:style-name="P5">0000 0000 0000 0001 = <text:span text:style-name="T1">1</text:span></text:p>
            </text:list-item>
            <text:list-item>
              <text:p text:style-name="P3">(24 &gt;&gt; (4 + 1 - 3)) &amp; ~(~0&lt;&lt;3)</text:p>
              <text:p text:style-name="P5">(0000 0000 0001 1000 &gt;&gt; 2) &amp; ~(1111 1111 1111 1111 &lt;&lt; 3)</text:p>
              <text:p text:style-name="P5">(0000 0000 0000 0110) &amp; ~(1111 1111 1111 1000)</text:p>
              <text:p text:style-name="P5">(0000 0000 0000 0110) &amp; (0000 0000 0000 0111)</text:p>
              <text:p text:style-name="P5">0000 0000 0000 0110 = <text:span text:style-name="T1">6</text:span></text:p>
            </text:list-item>
            <text:list-item>
              <text:p text:style-name="P3">(28 &gt;&gt; (4 + 1 - 3)) &amp; ~(~0&lt;&lt;3)</text:p>
              <text:p text:style-name="P5">(0000 0000 0001 1100 &gt;&gt; 2) &amp; ~(1111 1111 1111 1111 &lt;&lt; 3)</text:p>
              <text:p text:style-name="P5">(0000 0000 0000 0111) &amp; ~(1111 1111 1111 1000)</text:p>
              <text:p text:style-name="P5">(0000 0000 0000 0111) &amp; (0000 0000 0000 0111)</text:p>
              <text:p text:style-name="P5">0000 0000 0000 0111 = <text:span text:style-name="T1">7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3T19:17:05.386239476</meta:creation-date>
    <meta:editing-duration>PT12M37S</meta:editing-duration>
    <meta:editing-cycles>6</meta:editing-cycles>
    <meta:generator>LibreOffice/7.1.0.3$Linux_X86_64 LibreOffice_project/10$Build-3</meta:generator>
    <dc:date>2021-03-01T15:07:23.211153521</dc:date>
    <meta:document-statistic meta:table-count="0" meta:image-count="0" meta:object-count="0" meta:page-count="1" meta:paragraph-count="34" meta:word-count="274" meta:character-count="1065" meta:non-whitespace-character-count="837"/>
  </office:meta>
</office:document-meta>
</file>